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8pt" style:use-optimal-column-width="tru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110.2pt" style:use-optimal-column-width="false"/>
    </style:style>
    <style:style style:name="ACOL-8" style:family="table-column">
      <style:table-column-properties style:column-width="81pt" style:use-optimal-column-width="false"/>
    </style:style>
    <style:style style:name="ACOL-9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 table:number-columns-repeated="2"/>
        <table:table-column table:default-cell-style-name="ACE-3" table:style-name="ACOL-7"/>
        <table:table-column table:default-cell-style-name="ACE-3" table:style-name="ACOL-0" table:number-columns-repeated="5"/>
        <table:table-column table:default-cell-style-name="ACE-3" table:style-name="ACOL-5" table:number-columns-repeated="2"/>
        <table:table-column table:default-cell-style-name="ACE-3" table:style-name="ACOL-0"/>
        <table:table-column table:default-cell-style-name="ACE-3" table:style-name="ACOL-8"/>
        <table:table-column table:default-cell-style-name="ACE-3" table:style-name="ACOL-0" table:number-columns-repeated="3"/>
        <table:table-column table:default-cell-style-name="ACE-3" table:style-name="ACOL-9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587</text:p>
          </table:table-cell>
          <table:table-cell table:style-name="ACE-5" table:formula="of:=64+36/60+56.399999999999999/3600" office:value-type="float" office:value="64.615666666666655">
            <text:p>64.616</text:p>
          </table:table-cell>
          <table:table-cell table:style-name="ACE-5" table:formula="of:=-(51+13/60+29.399999999999999/3600)" office:value-type="float" office:value="-51.224833333333336">
            <text:p>−51.225</text:p>
          </table:table-cell>
          <table:table-cell table:style-name="ACE-3" office:value-type="float" office:value="3665">
            <text:p>366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charcoal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1">
            <text:p>11</text:p>
          </table:table-cell>
          <table:table-cell table:style-name="ACE-7" table:formula="of:=IF(ABS([.M2])&gt;50;10;IF([.M2]&lt;5;1;[.M2]*0.20000000000000001))" office:value-type="float" office:value="2.2000000000000002">
            <text:p>2.2</text:p>
          </table:table-cell>
          <table:table-cell table:style-name="ACE-7" table:formula="of:=IF(ABS([.M2])&gt;50;10;IF([.M2]&lt;5;1;[.M2]*0.20000000000000001))" office:value-type="float" office:value="2.2000000000000002">
            <text:p>2.2</text:p>
          </table:table-cell>
          <table:table-cell table:style-name="ACE-3" office:value-type="string">
            <text:p>Berglund2003,HinnersonBerglund2004</text:p>
          </table:table-cell>
          <table:table-cell table:number-columns-repeated="8" table:style-name="ACE-3"/>
          <table:table-cell table:number-columns-repeated="2" table:style-name="ACE-7"/>
          <table:table-cell table:style-name="ACE-6" table:formula="of:=(EXP([.W2]/-8033))*0.97499999999999998^2/(1+[.Y2]/1000)^2" office:value-type="float" office:value="0.95062499999999994">
            <text:p>0.9506</text:p>
          </table:table-cell>
          <table:table-cell table:style-name="ACE-4" table:formula="of:=ROUND(-8033*LN([.AA2]);0)" office:value-type="float" office:value="407">
            <text:p>407</text:p>
          </table:table-cell>
          <table:table-cell table:style-name="ACE-4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7801</text:p>
          </table:table-cell>
          <table:table-cell table:style-name="ACE-5" office:value-type="float" office:value="64.614999999999995">
            <text:p>64.615</text:p>
          </table:table-cell>
          <table:table-cell table:style-name="ACE-5" office:value-type="float" office:value="-51.216999999999999">
            <text:p>−51.217</text:p>
          </table:table-cell>
          <table:table-cell table:style-name="ACE-3" office:value-type="float" office:value="3834">
            <text:p>3834</text:p>
          </table:table-cell>
          <table:table-cell table:style-name="ACE-3" office:value-type="float" office:value="41">
            <text:p>41</text:p>
          </table:table-cell>
          <table:table-cell table:style-name="ACE-3" office:value-type="string">
            <text:p>charcoal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1">
            <text:p>11</text:p>
          </table:table-cell>
          <table:table-cell table:style-name="ACE-7" table:formula="of:=IF(ABS([.M3])&gt;50;10;IF([.M3]&lt;5;1;[.M3]*0.20000000000000001))" office:value-type="float" office:value="2.2000000000000002">
            <text:p>2.2</text:p>
          </table:table-cell>
          <table:table-cell table:style-name="ACE-7" table:formula="of:=IF(ABS([.M3])&gt;50;10;IF([.M3]&lt;5;1;[.M3]*0.20000000000000001))" office:value-type="float" office:value="2.2000000000000002">
            <text:p>2.2</text:p>
          </table:table-cell>
          <table:table-cell table:style-name="ACE-3" office:value-type="string">
            <text:p>Berglund2003,HinnersonBerglund200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6605</text:p>
          </table:table-cell>
          <table:table-cell table:style-name="ACE-5" table:formula="of:=64+37/60+44.399999999999999/3600" office:value-type="float" office:value="64.628999999999991">
            <text:p>64.629</text:p>
          </table:table-cell>
          <table:table-cell table:style-name="ACE-5" table:formula="of:=-(51+22/60+54.840000000000003/3600)" office:value-type="float" office:value="-51.381900000000002">
            <text:p>−51.382</text:p>
          </table:table-cell>
          <table:table-cell table:style-name="ACE-3" office:value-type="float" office:value="3600">
            <text:p>360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charcoal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">
            <text:p>4</text:p>
          </table:table-cell>
          <table:table-cell table:style-name="ACE-7" table:formula="of:=IF(ABS([.M4])&gt;50;10;IF([.M4]&lt;5;1;[.M4]*0.20000000000000001))" office:value-type="float" office:value="1">
            <text:p>1.0</text:p>
          </table:table-cell>
          <table:table-cell table:style-name="ACE-7" table:formula="of:=IF(ABS([.M4])&gt;50;10;IF([.M4]&lt;5;1;[.M4]*0.20000000000000001))" office:value-type="float" office:value="1">
            <text:p>1.0</text:p>
          </table:table-cell>
          <table:table-cell table:style-name="ACE-3" office:value-type="string">
            <text:p>Berglund2003,HinnersonBerglund200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588</text:p>
          </table:table-cell>
          <table:table-cell table:style-name="ACE-5" table:formula="of:=64+41/60+40.299999999999997/3600" office:value-type="float" office:value="64.694527777777779">
            <text:p>64.695</text:p>
          </table:table-cell>
          <table:table-cell table:style-name="ACE-5" table:formula="of:=-(51+10/60+16.199999999999999/3600)" office:value-type="float" office:value="-51.171166666666664">
            <text:p>−51.171</text:p>
          </table:table-cell>
          <table:table-cell table:style-name="ACE-3" office:value-type="float" office:value="3585">
            <text:p>358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charcoal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">
            <text:p>4</text:p>
          </table:table-cell>
          <table:table-cell table:style-name="ACE-7" table:formula="of:=IF(ABS([.M5])&gt;50;10;IF([.M5]&lt;5;1;[.M5]*0.20000000000000001))" office:value-type="float" office:value="1">
            <text:p>1.0</text:p>
          </table:table-cell>
          <table:table-cell table:style-name="ACE-7" table:formula="of:=IF(ABS([.M5])&gt;50;10;IF([.M5]&lt;5;1;[.M5]*0.20000000000000001))" office:value-type="float" office:value="1">
            <text:p>1.0</text:p>
          </table:table-cell>
          <table:table-cell table:style-name="ACE-3" office:value-type="string">
            <text:p>Berglund2003,HinnersonBerglund200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5589</text:p>
          </table:table-cell>
          <table:table-cell table:style-name="ACE-5" table:formula="of:=64+41/60+40.299999999999997/3600" office:value-type="float" office:value="64.694527777777779">
            <text:p>64.695</text:p>
          </table:table-cell>
          <table:table-cell table:style-name="ACE-5" table:formula="of:=-(51+10/60+16.199999999999999/3600)" office:value-type="float" office:value="-51.171166666666664">
            <text:p>−51.171</text:p>
          </table:table-cell>
          <table:table-cell table:style-name="ACE-3" office:value-type="float" office:value="3605">
            <text:p>360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charcoal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">
            <text:p>4</text:p>
          </table:table-cell>
          <table:table-cell table:style-name="ACE-7" table:formula="of:=IF(ABS([.M6])&gt;50;10;IF([.M6]&lt;5;1;[.M6]*0.20000000000000001))" office:value-type="float" office:value="1">
            <text:p>1.0</text:p>
          </table:table-cell>
          <table:table-cell table:style-name="ACE-7" table:formula="of:=IF(ABS([.M6])&gt;50;10;IF([.M6]&lt;5;1;[.M6]*0.20000000000000001))" office:value-type="float" office:value="1">
            <text:p>1.0</text:p>
          </table:table-cell>
          <table:table-cell table:style-name="ACE-3" office:value-type="string">
            <text:p>Berglund2003,HinnersonBerglund200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6606</text:p>
          </table:table-cell>
          <table:table-cell table:style-name="ACE-5" table:formula="of:=64+29/60+2/3600" office:value-type="float" office:value="64.483888888888885">
            <text:p>64.484</text:p>
          </table:table-cell>
          <table:table-cell table:style-name="ACE-5" table:formula="of:=-(51+29/60+27/3600)" office:value-type="float" office:value="-51.490833333333335">
            <text:p>−51.491</text:p>
          </table:table-cell>
          <table:table-cell table:style-name="ACE-3" office:value-type="float" office:value="3615">
            <text:p>3615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betul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.5">
            <text:p>0.5</text:p>
          </table:table-cell>
          <table:table-cell table:style-name="ACE-7" office:value-type="float" office:value="0.5">
            <text:p>0.5</text:p>
          </table:table-cell>
          <table:table-cell table:style-name="ACE-7" office:value-type="float" office:value="0.5">
            <text:p>0.5</text:p>
          </table:table-cell>
          <table:table-cell table:style-name="ACE-3" office:value-type="string">
            <text:p>HinnersonBerglund200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6601</text:p>
          </table:table-cell>
          <table:table-cell table:style-name="ACE-5" table:formula="of:=64+22/60+5/3600" office:value-type="float" office:value="64.368055555555543">
            <text:p>64.368</text:p>
          </table:table-cell>
          <table:table-cell table:style-name="ACE-5" table:formula="of:=-(51+30/60+18/3600)" office:value-type="float" office:value="-51.505000000000003">
            <text:p>−51.505</text:p>
          </table:table-cell>
          <table:table-cell table:style-name="ACE-3" office:value-type="float" office:value="3590">
            <text:p>359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betul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.14999999999999999">
            <text:p>0.15</text:p>
          </table:table-cell>
          <table:table-cell table:style-name="ACE-7" office:value-type="float" office:value="0.14999999999999999">
            <text:p>0.1</text:p>
          </table:table-cell>
          <table:table-cell table:style-name="ACE-7" office:value-type="float" office:value="0.14999999999999999">
            <text:p>0.1</text:p>
          </table:table-cell>
          <table:table-cell table:style-name="ACE-3" office:value-type="string">
            <text:p>HinnersonBerglund200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6602</text:p>
          </table:table-cell>
          <table:table-cell table:style-name="ACE-5" table:formula="of:=64+22/60+5/3600" office:value-type="float" office:value="64.368055555555543">
            <text:p>64.368</text:p>
          </table:table-cell>
          <table:table-cell table:style-name="ACE-5" table:formula="of:=-(51+30/60+18/3600)" office:value-type="float" office:value="-51.505000000000003">
            <text:p>−51.505</text:p>
          </table:table-cell>
          <table:table-cell table:style-name="ACE-3" office:value-type="float" office:value="3465">
            <text:p>3465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salix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.14999999999999999">
            <text:p>0.15</text:p>
          </table:table-cell>
          <table:table-cell table:style-name="ACE-7" office:value-type="float" office:value="0.14999999999999999">
            <text:p>0.1</text:p>
          </table:table-cell>
          <table:table-cell table:style-name="ACE-7" office:value-type="float" office:value="0.14999999999999999">
            <text:p>0.1</text:p>
          </table:table-cell>
          <table:table-cell table:style-name="ACE-3" office:value-type="string">
            <text:p>HinnersonBerglund200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6603</text:p>
          </table:table-cell>
          <table:table-cell table:style-name="ACE-5" table:formula="of:=64+22/60+5/3600" office:value-type="float" office:value="64.368055555555543">
            <text:p>64.368</text:p>
          </table:table-cell>
          <table:table-cell table:style-name="ACE-5" table:formula="of:=-(51+30/60+18/3600)" office:value-type="float" office:value="-51.505000000000003">
            <text:p>−51.505</text:p>
          </table:table-cell>
          <table:table-cell table:style-name="ACE-3" office:value-type="float" office:value="3460">
            <text:p>3460</text:p>
          </table:table-cell>
          <table:table-cell table:style-name="ACE-3" office:value-type="float" office:value="50">
            <text:p>50</text:p>
          </table:table-cell>
          <table:table-cell table:style-name="ACE-3" office:value-type="string">
            <text:p>betul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.14999999999999999">
            <text:p>0.15</text:p>
          </table:table-cell>
          <table:table-cell table:style-name="ACE-7" office:value-type="float" office:value="0.14999999999999999">
            <text:p>0.1</text:p>
          </table:table-cell>
          <table:table-cell table:style-name="ACE-7" office:value-type="float" office:value="0.14999999999999999">
            <text:p>0.1</text:p>
          </table:table-cell>
          <table:table-cell table:style-name="ACE-3" office:value-type="string">
            <text:p>HinnersonBerglund200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6604</text:p>
          </table:table-cell>
          <table:table-cell table:style-name="ACE-5" table:formula="of:=64+22/60+5/3600" office:value-type="float" office:value="64.368055555555543">
            <text:p>64.368</text:p>
          </table:table-cell>
          <table:table-cell table:style-name="ACE-5" table:formula="of:=-(51+30/60+18/3600)" office:value-type="float" office:value="-51.505000000000003">
            <text:p>−51.505</text:p>
          </table:table-cell>
          <table:table-cell table:style-name="ACE-3" office:value-type="float" office:value="3685">
            <text:p>3685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betul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0.14999999999999999">
            <text:p>0.15</text:p>
          </table:table-cell>
          <table:table-cell table:style-name="ACE-7" office:value-type="float" office:value="0.14999999999999999">
            <text:p>0.1</text:p>
          </table:table-cell>
          <table:table-cell table:style-name="ACE-7" office:value-type="float" office:value="0.14999999999999999">
            <text:p>0.1</text:p>
          </table:table-cell>
          <table:table-cell table:style-name="ACE-3" office:value-type="string">
            <text:p>HinnersonBerglund2004</text:p>
          </table:table-cell>
          <table:table-cell table:number-columns-repeated="240" table:style-name="ACE-3"/>
        </table:table-row>
        <table:table-row table:style-name="AROW-0" table:number-rows-repeated="65525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1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8" table:style-name="ACOL-0"/>
        <table:table-column table:default-cell-style-name="ACE-8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7T07:03:07Z</dc:date>
    <meta:creation-date>2022-10-27T08:15:17Z</meta:creation-date>
    <meta:generator>gnumeric/1.12.46</meta:generator>
  </office:meta>
</office:document-meta>
</file>